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b706c" officeooo:paragraph-rsid="000b706c" style:font-weight-asian="bold" style:font-weight-complex="bold"/>
    </style:style>
    <style:style style:name="P3" style:family="paragraph" style:parent-style-name="Standard">
      <style:text-properties fo:color="#ce181e" fo:font-weight="bold" officeooo:rsid="00107e36" officeooo:paragraph-rsid="00107e36" style:font-weight-asian="bold" style:font-weight-complex="bold"/>
    </style:style>
    <style:style style:name="P4" style:family="paragraph" style:parent-style-name="Standard">
      <style:text-properties style:use-window-font-color="true" fo:font-weight="normal" officeooo:rsid="00107e36" officeooo:paragraph-rsid="00107e36" style:font-weight-asian="normal" style:font-weight-complex="normal"/>
    </style:style>
    <style:style style:name="P5" style:family="paragraph" style:parent-style-name="Standard" style:list-style-name="L1">
      <style:text-properties fo:font-weight="bold" officeooo:rsid="000b706c" officeooo:paragraph-rsid="000b706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20038378" text:style-name="L1">
        <text:list-item>
          <text:p text:style-name="P5">A-Lungs</text:p>
        </text:list-item>
        <text:list-item>
          <text:p text:style-name="P5">A-Q</text:p>
        </text:list-item>
        <text:list-item>
          <text:p text:style-name="P5">C – Photosynthesis.</text:p>
        </text:list-item>
        <text:list-item>
          <text:p text:style-name="P5">D – Cutworms.</text:p>
        </text:list-item>
        <text:list-item>
          <text:p text:style-name="P5">B-Growth of plumule.</text:p>
        </text:list-item>
        <text:list-item>
          <text:p text:style-name="P5">C – Red blood cells.</text:p>
        </text:list-item>
        <text:list-item>
          <text:p text:style-name="P5">C – Biting flesh</text:p>
        </text:list-item>
        <text:list-item>
          <text:p text:style-name="P5">D – points in the direction wind is blowing from</text:p>
        </text:list-item>
        <text:list-item>
          <text:p text:style-name="P5">C – using straws of different sizes.</text:p>
        </text:list-item>
        <text:list-item>
          <text:p text:style-name="P5">C – Oxygen.</text:p>
        </text:list-item>
        <text:list-item>
          <text:p text:style-name="P5">A – Electric bulb.</text:p>
        </text:list-item>
        <text:list-item>
          <text:p text:style-name="P5">B – Carbon dioxide</text:p>
        </text:list-item>
        <text:list-item>
          <text:p text:style-name="P5">D -Wheat, Liverworts and Puffball</text:p>
        </text:list-item>
        <text:list-item>
          <text:p text:style-name="P5">C – Whooping cough</text:p>
        </text:list-item>
        <text:list-item>
          <text:p text:style-name="P5">D – Butterfly</text:p>
        </text:list-item>
        <text:list-item>
          <text:p text:style-name="P5">B – Brightly coloured petals.</text:p>
        </text:list-item>
        <text:list-item>
          <text:p text:style-name="P5">C – Desmodium</text:p>
        </text:list-item>
        <text:list-item>
          <text:p text:style-name="P5">D – Bat</text:p>
        </text:list-item>
      </text:list>
      <text:p text:style-name="P2"/>
      <text:p text:style-name="P3">CORRECTION</text:p>
      <text:p text:style-name="P4">13. <text:span text:style-name="T1">C - <text:s/>Beans Moss <text:s/>Mould</text:span></text:p>
      <text:p text:style-name="P4">14. <text:span text:style-name="T2"><text:s/></text:span><text:span text:style-name="T3">D – Meas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art score pg 322-326 Term 1 End Term Exa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5:38:52.843481928</meta:creation-date>
    <dc:date>2020-06-02T19:11:27.423083949</dc:date>
    <meta:editing-duration>PT16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94" meta:character-count="483" meta:non-whitespace-character-count="411"/>
  </office:meta>
</office:document-meta>
</file>